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d03d"/>
    </style:style>
    <style:style style:name="P2" style:family="paragraph" style:parent-style-name="Standard">
      <style:text-properties officeooo:paragraph-rsid="000a8026"/>
    </style:style>
    <style:style style:name="P3" style:family="paragraph" style:parent-style-name="Standard">
      <style:text-properties fo:font-weight="bold" officeooo:rsid="0010f9c3" officeooo:paragraph-rsid="0010f9c3" style:font-weight-asian="bold" style:font-weight-complex="bold"/>
    </style:style>
    <style:style style:name="P4" style:family="paragraph" style:parent-style-name="Standard">
      <style:text-properties fo:font-weight="bold" officeooo:rsid="00127aa1" officeooo:paragraph-rsid="00127aa1" style:font-weight-asian="bold" style:font-weight-complex="bold"/>
    </style:style>
    <style:style style:name="P5" style:family="paragraph" style:parent-style-name="Standard">
      <style:text-properties fo:font-weight="bold" officeooo:rsid="00159d74" officeooo:paragraph-rsid="00159d74" style:font-weight-asian="bold" style:font-weight-complex="bold"/>
    </style:style>
    <style:style style:name="P6" style:family="paragraph" style:parent-style-name="Standard">
      <style:text-properties officeooo:paragraph-rsid="000b6512"/>
    </style:style>
    <style:style style:name="P7" style:family="paragraph" style:parent-style-name="Standard">
      <style:text-properties officeooo:rsid="000b6828" officeooo:paragraph-rsid="000b6828"/>
    </style:style>
    <style:style style:name="P8" style:family="paragraph" style:parent-style-name="Standard">
      <style:text-properties fo:font-size="10pt" officeooo:paragraph-rsid="0008d03d" style:font-size-asian="10pt" style:font-size-complex="10pt"/>
    </style:style>
    <style:style style:name="P9" style:family="paragraph" style:parent-style-name="Standard">
      <style:text-properties fo:font-size="10pt" officeooo:rsid="0014a985" officeooo:paragraph-rsid="0014a985" style:font-size-asian="10pt" style:font-size-complex="10pt"/>
    </style:style>
    <style:style style:name="P10" style:family="paragraph" style:parent-style-name="Standard">
      <style:text-properties fo:font-size="10pt" fo:font-weight="normal" officeooo:rsid="000b6828" officeooo:paragraph-rsid="000b6828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bold" officeooo:rsid="0014a985" officeooo:paragraph-rsid="0014a985" style:font-size-asian="10pt" style:font-weight-asian="bold" style:font-size-complex="10pt" style:font-weight-complex="bold"/>
    </style:style>
    <style:style style:name="P12" style:family="paragraph" style:parent-style-name="Standard">
      <style:text-properties officeooo:rsid="000f00ed" officeooo:paragraph-rsid="000f00ed"/>
    </style:style>
    <style:style style:name="P13" style:family="paragraph" style:parent-style-name="Standard">
      <style:text-properties officeooo:rsid="0014a985" officeooo:paragraph-rsid="0014a985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159d74" officeooo:paragraph-rsid="0008d03d" style:font-weight-asian="bold" style:font-weight-complex="bold"/>
    </style:style>
    <style:style style:name="P16" style:family="paragraph" style:parent-style-name="Standard">
      <style:text-properties fo:font-weight="bold" officeooo:rsid="001ad448" officeooo:paragraph-rsid="001ad448" style:font-weight-asian="bold" style:font-weight-complex="bold"/>
    </style:style>
    <style:style style:name="P17" style:family="paragraph" style:parent-style-name="Standard">
      <style:text-properties officeooo:paragraph-rsid="0008d03d"/>
    </style:style>
    <style:style style:name="P18" style:family="paragraph" style:parent-style-name="Standard">
      <style:text-properties officeooo:rsid="001814d9" officeooo:paragraph-rsid="001814d9"/>
    </style:style>
    <style:style style:name="P19" style:family="paragraph" style:parent-style-name="Standard">
      <style:text-properties officeooo:paragraph-rsid="0012de4b"/>
    </style:style>
    <style:style style:name="P20" style:family="paragraph" style:parent-style-name="Standard">
      <style:text-properties officeooo:paragraph-rsid="00159d74"/>
    </style:style>
    <style:style style:name="P21" style:family="paragraph" style:parent-style-name="Standard">
      <style:text-properties officeooo:rsid="0018e7d7" officeooo:paragraph-rsid="0018e7d7"/>
    </style:style>
    <style:style style:name="P22" style:family="paragraph" style:parent-style-name="Standard">
      <style:text-properties officeooo:rsid="001ad448" officeooo:paragraph-rsid="001ad448"/>
    </style:style>
    <style:style style:name="P23" style:family="paragraph" style:parent-style-name="Standard">
      <style:text-properties fo:font-size="10pt" officeooo:rsid="001ad448" officeooo:paragraph-rsid="001ad448" style:font-size-asian="10pt" style:font-size-complex="10pt"/>
    </style:style>
    <style:style style:name="P24" style:family="paragraph" style:parent-style-name="Standard">
      <style:text-properties fo:font-size="10pt" officeooo:paragraph-rsid="0008d03d" style:font-size-asian="10pt" style:font-size-complex="10pt"/>
    </style:style>
    <style:style style:name="P25" style:family="paragraph" style:parent-style-name="Standard">
      <style:text-properties fo:font-size="10pt" officeooo:rsid="001e6edf" officeooo:paragraph-rsid="001e6edf" style:font-size-asian="10pt" style:font-size-complex="10pt"/>
    </style:style>
    <style:style style:name="P26" style:family="paragraph" style:parent-style-name="Standard">
      <style:text-properties officeooo:rsid="001e6edf" officeooo:paragraph-rsid="001e6edf"/>
    </style:style>
    <style:style style:name="P27" style:family="paragraph" style:parent-style-name="Standard">
      <style:text-properties officeooo:paragraph-rsid="001e6edf"/>
    </style:style>
    <style:style style:name="P2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814d9" officeooo:paragraph-rsid="0008d03d"/>
    </style:style>
    <style:style style:name="T1" style:family="text">
      <style:text-properties officeooo:rsid="000a487f"/>
    </style:style>
    <style:style style:name="T2" style:family="text">
      <style:text-properties officeooo:rsid="000b65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12" style:font-weight-asian="bold" style:font-weight-complex="bold"/>
    </style:style>
    <style:style style:name="T5" style:family="text">
      <style:text-properties fo:font-weight="bold" officeooo:rsid="0012de4b" style:font-weight-asian="bold" style:font-weight-complex="bold"/>
    </style:style>
    <style:style style:name="T6" style:family="text">
      <style:text-properties fo:font-weight="bold" officeooo:rsid="001e6edf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df5f3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officeooo:rsid="00166d01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2de4b"/>
    </style:style>
    <style:style style:name="T14" style:family="text">
      <style:text-properties officeooo:rsid="00159d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wardsdatascience.com/virtual-environments-104c62d48c54" text:style-name="Internet_20_link" text:visited-style-name="Visited_20_Internet_20_Link"><text:span text:style-name="T1">Virtual environment:</text:span></text:a><text:span text:style-name="T1"> <text:s text:c="6"/></text:span></text:p>
      <text:p text:style-name="P2"/>
      <text:p text:style-name="P2">A virtual environment is a Python tool for dependency management and project isolation. </text:p>
      <text:p text:style-name="P2"/>
      <text:p text:style-name="P2">They allow Python site packages (third party libraries) to be installed locally in an isolated directory for a particular project, as opposed to being installed globally (i.e. as part of a system-wide Python).</text:p>
      <text:p text:style-name="P1"/>
      <text:p text:style-name="P6"><text:span text:style-name="T4">How to install it: <text:s text:c="9"/></text:span><text:span text:style-name="T2">yum</text:span> install python3-virtualenv -y</text:p>
      <text:p text:style-name="P1"/>
      <text:p text:style-name="P7"><text:span text:style-name="T3">Create a new environment: <text:s/></text:span>Make sure that you are running it with a Python above version 3.3, <text:span text:style-name="T8">venv doesn’t work with versions below it.</text:span></text:p>
      <text:p text:style-name="P1"/>
      <text:p text:style-name="P1">[cloud_user@centos7 ~]$ <text:span text:style-name="T3">python3.7 -m venv new_virt</text:span></text:p>
      <text:p text:style-name="P1"/>
      <text:p text:style-name="P7">This is creating the folder (new environment) nev_virt in the current directory, <text:s/><text:span text:style-name="T7">/home/cloud_user/new_virt </text:span>in this example.</text:p>
      <text:p text:style-name="P7"/>
      <text:p text:style-name="P12">It creates the following directories by default:</text:p>
      <text:p text:style-name="P7"/>
      <text:p text:style-name="P10">[cloud_user@centos7 new_virt]$<text:span text:style-name="T3"> ls</text:span></text:p>
      <text:p text:style-name="P10">bin <text:s/>include <text:s/>lib <text:s/>lib64 <text:s/>pyvenv.cfg</text:p>
      <text:p text:style-name="P1"/>
      <text:p text:style-name="P1"/>
      <text:p text:style-name="P3">How to activate the new environment:</text:p>
      <text:p text:style-name="P1"><text:span text:style-name="T9">[cloud_user@centos7 ~]$ </text:span><text:span text:style-name="T10">source new_virt/bin/activate</text:span></text:p>
      <text:p text:style-name="P8"><text:span text:style-name="T3">(new_virt) </text:span>[cloud_user@centos7 ~]$ </text:p>
      <text:p text:style-name="P1"/>
      <text:p text:style-name="P4">Deactivate it:</text:p>
      <text:p text:style-name="P1"><text:span text:style-name="T9">(new_virt) [cloud_user@centos7 ~]$ </text:span><text:span text:style-name="T10">deactivate </text:span></text:p>
      <text:p text:style-name="P8">[cloud_user@centos7 ~]$ </text:p>
      <text:p text:style-name="P28"/>
      <text:p text:style-name="P18"/>
      <text:p text:style-name="P19"><text:span text:style-name="T5">Install Pip: </text:span><text:span text:style-name="T13">sudo yum install python3-pip</text:span></text:p>
      <text:p text:style-name="P1"/>
      <text:p text:style-name="P13"><text:span text:style-name="T12">Make sure that the python and pip versions are the same</text:span>, otherwise will install packages but for the wrong python version.</text:p>
      <text:p text:style-name="P13"/>
      <text:p text:style-name="P9">[cloud_user@centos7 ~]$ <text:span text:style-name="T3">python3.7 --version</text:span></text:p>
      <text:p text:style-name="P11">Python 3.7.3</text:p>
      <text:p text:style-name="P9">[cloud_user@centos7 ~]$ <text:span text:style-name="T3">pip --version</text:span></text:p>
      <text:p text:style-name="P9">pip 20.2.4 from /usr/local/lib/python3.7/site-packages/pip (<text:span text:style-name="T3">python 3.7</text:span>)</text:p>
      <text:p text:style-name="P15"/>
      <text:p text:style-name="P5">PIP:</text:p>
      <text:p text:style-name="P20"><text:span text:style-name="T14">pip list → will give you a list of packages.</text:span></text:p>
      <text:p text:style-name="P1">pip search selinux <text:s/>→<text:span text:style-name="T11"> will check if is already install and will tell you the last available version.</text:span></text:p>
      <text:p text:style-name="P1"/>
      <text:p text:style-name="P14">Install / uninstall programs:</text:p>
      <text:p text:style-name="P1"/>
      <text:p text:style-name="P18">pip install selenium <text:s text:c="3"/>→ selenium is a package that allows the developer to control the browser.</text:p>
      <text:p text:style-name="P18">pip uninstall selenium</text:p>
      <text:p text:style-name="P18"/>
      <text:p text:style-name="P21">You can install it into a virtual environment, just get inside it and install selenium, or the package you want.</text:p>
      <text:p text:style-name="P1"/>
      <text:p text:style-name="P16"><text:soft-page-break/>Upgrade PiP inside the virtual environment:</text:p>
      <text:p text:style-name="P22">If you try to install anything inside the venv you clould have this message after installing it:</text:p>
      <text:p text:style-name="P22"/>
      <text:p text:style-name="P23">You are using pip version 19.0.3, however version 20.3b1 is available.</text:p>
      <text:p text:style-name="P23">You should consider upgrading via the 'pip install --upgrade pip' command.</text:p>
      <text:p text:style-name="P1"/>
      <text:p text:style-name="P22">You will need to update pip like it says.</text:p>
      <text:p text:style-name="P1"/>
      <text:p text:style-name="P8">(new_virt) [root@centos7 ~]# <text:span text:style-name="T3">pip install --upgrade pip</text:span></text:p>
      <text:p text:style-name="P8">Collecting pip</text:p>
      <text:p text:style-name="P8"><text:s text:c="2"/>Using cached https://files.pythonhosted.org/packages/cb/28/91f26bd088ce8e22169032100d4260614fc3da435025ff389ef1d396a433/pip-20.2.4-py2.py3-none-any.whl</text:p>
      <text:p text:style-name="P8">Installing collected packages: pip</text:p>
      <text:p text:style-name="P8"><text:s text:c="2"/>Found existing installation: pip 19.0.3</text:p>
      <text:p text:style-name="P8"><text:s text:c="4"/>Uninstalling pip-19.0.3:</text:p>
      <text:p text:style-name="P8"><text:s text:c="6"/>Successfully uninstalled pip-19.0.3</text:p>
      <text:p text:style-name="P8">Successfully installed pip-20.2.4</text:p>
      <text:p text:style-name="P1"/>
      <text:p text:style-name="P27"><text:span text:style-name="T6">Pip Help: <text:s text:c="4"/></text:span>pip --help</text:p>
      <text:p text:style-name="P1"/>
      <text:p text:style-name="P26">You will see a list with the commands you can use with pip like:</text:p>
      <text:p text:style-name="P26"/>
      <text:p text:style-name="P26"><text:span text:style-name="T3">freeze</text:span>: <text:s/>Output installed packages in requirements format. Shows the packages you installed using PiP.</text:p>
      <text:p text:style-name="P26"/>
      <text:p text:style-name="P25">(new_virt) [root@centos7 ~]#<text:span text:style-name="T3"> pip freeze</text:span></text:p>
      <text:p text:style-name="P25">selenium==3.141.0</text:p>
      <text:p text:style-name="P25">urllib3==1.25.11</text:p>
      <text:p text:style-name="P26"/>
      <text:p text:style-name="P26">You can do a “backup” of these packages by doing: <text:s text:c="4"/><text:span text:style-name="T7"><text:s/>pip freeze &gt; requirements.txt </text:span></text:p>
      <text:p text:style-name="P26"/>
      <text:p text:style-name="P26">Then you can recover this backup and install the content of that file by doing: <text:s/></text:p>
      <text:p text:style-name="P26">pip install -f requirements.txt <text:s text:c="3"/></text:p>
      <text:p text:style-name="P26"/>
      <text:p text:style-name="P26"/>
      <text:p text:style-name="P26"/>
      <text:p text:style-name="P26"/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generator>LibreOffice/6.0.7.3$Linux_X86_64 LibreOffice_project/00m0$Build-3</meta:generator>
    <dc:date>2020-11-09T21:06:00.094557065</dc:date>
    <meta:editing-duration>PT1H5M49S</meta:editing-duration>
    <meta:editing-cycles>22</meta:editing-cycles>
    <meta:document-statistic meta:table-count="0" meta:image-count="0" meta:object-count="0" meta:page-count="2" meta:paragraph-count="51" meta:word-count="413" meta:character-count="2937" meta:non-whitespace-character-count="2519"/>
  </office:meta>
</office:document-meta>
</file>